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paragraph-properties fo:text-align="center" style:justify-single-word="false"/>
      <style:text-properties officeooo:rsid="001f1e29" officeooo:paragraph-rsid="001f1e29"/>
    </style:style>
    <style:style style:name="P5" style:family="paragraph" style:parent-style-name="Standard">
      <style:paragraph-properties fo:text-align="center" style:justify-single-word="false" fo:break-before="page"/>
      <style:text-properties officeooo:rsid="001f1e29" officeooo:paragraph-rsid="001f1e29"/>
    </style:style>
    <style:style style:name="P6" style:family="paragraph" style:parent-style-name="Standard">
      <style:paragraph-properties fo:text-align="start" style:justify-single-word="false"/>
      <style:text-properties officeooo:rsid="001f1e29" officeooo:paragraph-rsid="001f1e2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ECIFIC KNOWLEDGE ASSISTANT</text:p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Table of Contents</text:p>
          </text:index-title>
          <text:p text:style-name="P2"><text:a xlink:type="simple" xlink:href="#__RefHeading___Toc2_3234967908" text:style-name="Index_20_Link" text:visited-style-name="Index_20_Link">Introduction<text:tab/>3</text:a></text:p>
          <text:p text:style-name="P2"><text:a xlink:type="simple" xlink:href="#__RefHeading___Toc4_3234967908" text:style-name="Index_20_Link" text:visited-style-name="Index_20_Link">Literature Review<text:tab/>3</text:a></text:p>
          <text:p text:style-name="P2"><text:a xlink:type="simple" xlink:href="#__RefHeading___Toc6_3234967908" text:style-name="Index_20_Link" text:visited-style-name="Index_20_Link">Technologies + Machine Learning Approaches<text:tab/>3</text:a></text:p>
          <text:p text:style-name="P2"><text:a xlink:type="simple" xlink:href="#__RefHeading___Toc8_3234967908" text:style-name="Index_20_Link" text:visited-style-name="Index_20_Link">System Architecture + Modules<text:tab/>3</text:a></text:p>
          <text:p text:style-name="P2"><text:a xlink:type="simple" xlink:href="#__RefHeading___Toc10_3234967908" text:style-name="Index_20_Link" text:visited-style-name="Index_20_Link">Experimentation / Execution Examples<text:tab/>3</text:a></text:p>
          <text:p text:style-name="P2"><text:a xlink:type="simple" xlink:href="#__RefHeading___Toc12_3234967908" text:style-name="Index_20_Link" text:visited-style-name="Index_20_Link">Conclusions &amp; Future Work<text:tab/>3</text:a></text:p>
        </text:index-body>
      </text:table-of-content>
      <text:p text:style-name="P4"/>
      <text:h text:style-name="P1" text:outline-level="1"><text:bookmark-start text:name="__RefHeading___Toc2_3234967908"/>Introduction<text:bookmark-end text:name="__RefHeading___Toc2_3234967908"/></text:h>
      <text:p text:style-name="P6"/>
      <text:h text:style-name="Heading_20_1" text:outline-level="1"><text:bookmark-start text:name="__RefHeading___Toc4_3234967908"/>Literature Review<text:bookmark-end text:name="__RefHeading___Toc4_3234967908"/></text:h>
      <text:p text:style-name="P6"/>
      <text:p text:style-name="P6"/>
      <text:h text:style-name="Heading_20_1" text:outline-level="1"><text:bookmark-start text:name="__RefHeading___Toc6_3234967908"/>Technologies + Machine Learning Approaches <text:bookmark-end text:name="__RefHeading___Toc6_3234967908"/></text:h>
      <text:p text:style-name="P6"/>
      <text:p text:style-name="P6"/>
      <text:h text:style-name="Heading_20_1" text:outline-level="1"><text:bookmark-start text:name="__RefHeading___Toc8_3234967908"/>System Architecture + Modules<text:bookmark-end text:name="__RefHeading___Toc8_3234967908"/></text:h>
      <text:p text:style-name="P6"/>
      <text:p text:style-name="P6"/>
      <text:h text:style-name="Heading_20_1" text:outline-level="1"><text:bookmark-start text:name="__RefHeading___Toc10_3234967908"/>Experimentation / Execution Examples<text:bookmark-end text:name="__RefHeading___Toc10_3234967908"/></text:h>
      <text:p text:style-name="P6"/>
      <text:p text:style-name="P6"/>
      <text:h text:style-name="Heading_20_1" text:outline-level="1"><text:bookmark-start text:name="__RefHeading___Toc12_3234967908"/>Conclusions &amp; Future Work<text:bookmark-end text:name="__RefHeading___Toc12_3234967908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13:39.997486428</meta:creation-date>
    <dc:date>2024-05-24T18:24:34.648171605</dc:date>
    <meta:editing-duration>PT21S</meta:editing-duration>
    <meta:editing-cycles>2</meta:editing-cycles>
    <meta:generator>LibreOffice/24.2.3.2$Linux_X86_64 LibreOffice_project/433d9c2ded56988e8a90e6b2e771ee4e6a5ab2ba</meta:generator>
    <meta:document-statistic meta:table-count="0" meta:image-count="0" meta:object-count="0" meta:page-count="3" meta:paragraph-count="14" meta:word-count="52" meta:character-count="380" meta:non-whitespace-character-count="341"/>
  </office:meta>
</office:document-meta>
</file>